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officeooo:rsid="00001171" officeooo:paragraph-rsid="00001171" style:font-size-asian="16pt" style:font-weight-asian="bold" style:font-size-complex="16pt" style:font-weight-complex="bold"/>
    </style:style>
    <style:style style:name="P2" style:family="paragraph" style:parent-style-name="Standard">
      <style:text-properties officeooo:paragraph-rsid="00001171"/>
    </style:style>
    <style:style style:name="P3" style:family="paragraph" style:parent-style-name="Standard">
      <style:text-properties fo:font-size="12pt" fo:font-weight="bold" officeooo:rsid="00001171" officeooo:paragraph-rsid="00001171" style:font-size-asian="10.5pt" style:font-weight-asian="bold" style:font-size-complex="12pt" style:font-weight-complex="bold"/>
    </style:style>
    <style:style style:name="P4" style:family="paragraph" style:parent-style-name="Standard">
      <style:text-properties fo:font-size="12pt" fo:font-weight="bold" officeooo:rsid="0001610b" officeooo:paragraph-rsid="0001610b" style:font-size-asian="10.5pt" style:font-weight-asian="bold" style:font-size-complex="12pt" style:font-weight-complex="bold"/>
    </style:style>
    <style:style style:name="P5" style:family="paragraph" style:parent-style-name="Standard">
      <style:text-properties fo:font-size="12pt" fo:font-weight="bold" officeooo:rsid="000aceed" officeooo:paragraph-rsid="000aceed" style:font-size-asian="10.5pt" style:font-weight-asian="bold" style:font-size-complex="12pt" style:font-weight-complex="bold"/>
    </style:style>
    <style:style style:name="P6" style:family="paragraph" style:parent-style-name="Standard">
      <style:text-properties fo:font-size="12pt" fo:font-weight="bold" officeooo:rsid="000c10d0" officeooo:paragraph-rsid="000c10d0" style:font-size-asian="10.5pt" style:font-weight-asian="bold" style:font-size-complex="12pt" style:font-weight-complex="bold"/>
    </style:style>
    <style:style style:name="P7" style:family="paragraph" style:parent-style-name="Standard">
      <style:text-properties fo:font-size="12pt" fo:font-weight="bold" officeooo:rsid="000fefdb" officeooo:paragraph-rsid="000fefdb" style:font-size-asian="10.5pt" style:font-weight-asian="bold" style:font-size-complex="12pt" style:font-weight-complex="bold"/>
    </style:style>
    <style:style style:name="P8" style:family="paragraph" style:parent-style-name="Standard">
      <style:text-properties fo:font-size="12pt" fo:font-weight="bold" officeooo:rsid="0011a4d9" officeooo:paragraph-rsid="0011a4d9" style:font-size-asian="10.5pt" style:font-weight-asian="bold" style:font-size-complex="12pt" style:font-weight-complex="bold"/>
    </style:style>
    <style:style style:name="P9" style:family="paragraph" style:parent-style-name="Standard">
      <style:text-properties fo:font-size="12pt" fo:font-weight="bold" officeooo:rsid="0012dd58" officeooo:paragraph-rsid="0012dd58" style:font-size-asian="10.5pt" style:font-weight-asian="bold" style:font-size-complex="12pt" style:font-weight-complex="bold"/>
    </style:style>
    <style:style style:name="P10" style:family="paragraph" style:parent-style-name="Standard">
      <style:text-properties fo:font-size="12pt" fo:font-weight="bold" officeooo:rsid="0015b728" officeooo:paragraph-rsid="0015b728" style:font-size-asian="10.5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normal" officeooo:rsid="0001610b" officeooo:paragraph-rsid="0001610b" style:font-size-asian="10.5pt" style:font-weight-asian="normal" style:font-size-complex="12pt" style:font-weight-complex="normal"/>
    </style:style>
    <style:style style:name="P12" style:family="paragraph" style:parent-style-name="Standard">
      <style:text-properties fo:font-size="12pt" style:text-underline-style="solid" style:text-underline-width="auto" style:text-underline-color="font-color" fo:font-weight="normal" officeooo:rsid="000aceed" officeooo:paragraph-rsid="000aceed"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15b728" officeooo:paragraph-rsid="0015b728" style:font-size-asian="10.5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fo:font-weight="normal" officeooo:rsid="0017b5b1" officeooo:paragraph-rsid="0017b5b1" style:font-size-asian="10.5pt" style:font-weight-asian="normal" style:font-size-complex="12pt" style:font-weight-complex="normal"/>
    </style:style>
    <style:style style:name="P15" style:family="paragraph" style:parent-style-name="Standard">
      <style:text-properties fo:font-size="12pt" style:text-underline-style="solid" style:text-underline-width="auto" style:text-underline-color="font-color" fo:font-weight="normal" officeooo:rsid="001d1a78" officeooo:paragraph-rsid="001d1a78" style:font-size-asian="10.5pt" style:font-weight-asian="normal" style:font-size-complex="12pt" style:font-weight-complex="normal"/>
    </style:style>
    <style:style style:name="P16" style:family="paragraph" style:parent-style-name="Standard">
      <style:text-properties fo:font-size="12pt" fo:font-weight="normal" officeooo:rsid="00001171" officeooo:paragraph-rsid="00001171" style:font-size-asian="10.5pt" style:font-weight-asian="normal" style:font-size-complex="12pt" style:font-weight-complex="normal"/>
    </style:style>
    <style:style style:name="P17" style:family="paragraph" style:parent-style-name="Standard">
      <style:text-properties fo:font-size="12pt" fo:font-weight="normal" officeooo:rsid="00048395" officeooo:paragraph-rsid="00048395" style:font-size-asian="10.5pt" style:font-weight-asian="normal" style:font-size-complex="12pt" style:font-weight-complex="normal"/>
    </style:style>
    <style:style style:name="P18" style:family="paragraph" style:parent-style-name="Standard">
      <style:text-properties fo:font-size="12pt" fo:font-weight="normal" officeooo:rsid="00048395" officeooo:paragraph-rsid="0006d370" style:font-size-asian="10.5pt" style:font-weight-asian="normal" style:font-size-complex="12pt" style:font-weight-complex="normal"/>
    </style:style>
    <style:style style:name="P19" style:family="paragraph" style:parent-style-name="Standard">
      <style:text-properties fo:font-size="12pt" fo:font-weight="normal" officeooo:rsid="00057779" officeooo:paragraph-rsid="00057779" style:font-size-asian="10.5pt" style:font-weight-asian="normal" style:font-size-complex="12pt" style:font-weight-complex="normal"/>
    </style:style>
    <style:style style:name="P20" style:family="paragraph" style:parent-style-name="Standard">
      <style:text-properties fo:font-size="12pt" fo:font-weight="normal" officeooo:rsid="00057779" officeooo:paragraph-rsid="0006d370" style:font-size-asian="10.5pt" style:font-weight-asian="normal" style:font-size-complex="12pt" style:font-weight-complex="normal"/>
    </style:style>
    <style:style style:name="P21" style:family="paragraph" style:parent-style-name="Standard">
      <style:text-properties fo:font-size="12pt" fo:font-weight="normal" officeooo:rsid="0006d370" officeooo:paragraph-rsid="0006d370" style:font-size-asian="10.5pt" style:font-weight-asian="normal" style:font-size-complex="12pt" style:font-weight-complex="normal"/>
    </style:style>
    <style:style style:name="P22" style:family="paragraph" style:parent-style-name="Standard">
      <style:text-properties fo:font-size="12pt" fo:font-weight="normal" officeooo:rsid="00093651" officeooo:paragraph-rsid="00093651" style:font-size-asian="10.5pt" style:font-weight-asian="normal" style:font-size-complex="12pt" style:font-weight-complex="normal"/>
    </style:style>
    <style:style style:name="P23" style:family="paragraph" style:parent-style-name="Standard">
      <style:text-properties fo:font-size="12pt" fo:font-weight="normal" officeooo:rsid="000aceed" officeooo:paragraph-rsid="000aceed" style:font-size-asian="10.5pt" style:font-weight-asian="normal" style:font-size-complex="12pt" style:font-weight-complex="normal"/>
    </style:style>
    <style:style style:name="P24" style:family="paragraph" style:parent-style-name="Standard">
      <style:text-properties fo:font-size="12pt" fo:font-weight="normal" officeooo:rsid="000c10d0" officeooo:paragraph-rsid="000c10d0" style:font-size-asian="10.5pt" style:font-weight-asian="normal" style:font-size-complex="12pt" style:font-weight-complex="normal"/>
    </style:style>
    <style:style style:name="P25" style:family="paragraph" style:parent-style-name="Standard">
      <style:text-properties fo:font-size="12pt" fo:font-weight="normal" officeooo:rsid="000ccd95" officeooo:paragraph-rsid="000ccd95" style:font-size-asian="10.5pt" style:font-weight-asian="normal" style:font-size-complex="12pt" style:font-weight-complex="normal"/>
    </style:style>
    <style:style style:name="P26" style:family="paragraph" style:parent-style-name="Standard">
      <style:text-properties fo:font-size="12pt" fo:font-weight="normal" officeooo:rsid="000ccd95" officeooo:paragraph-rsid="000de217" style:font-size-asian="10.5pt" style:font-weight-asian="normal" style:font-size-complex="12pt" style:font-weight-complex="normal"/>
    </style:style>
    <style:style style:name="P27" style:family="paragraph" style:parent-style-name="Standard">
      <style:text-properties fo:font-size="12pt" fo:font-weight="normal" officeooo:rsid="000de217" officeooo:paragraph-rsid="000de217" style:font-size-asian="10.5pt" style:font-weight-asian="normal" style:font-size-complex="12pt" style:font-weight-complex="normal"/>
    </style:style>
    <style:style style:name="P28" style:family="paragraph" style:parent-style-name="Standard">
      <style:text-properties fo:font-size="12pt" fo:font-weight="normal" officeooo:rsid="000ec31b" officeooo:paragraph-rsid="000ec31b" style:font-size-asian="10.5pt" style:font-weight-asian="normal" style:font-size-complex="12pt" style:font-weight-complex="normal"/>
    </style:style>
    <style:style style:name="P29" style:family="paragraph" style:parent-style-name="Standard">
      <style:text-properties fo:font-size="12pt" fo:font-weight="normal" officeooo:rsid="000fefdb" officeooo:paragraph-rsid="000fefdb" style:font-size-asian="10.5pt" style:font-weight-asian="normal" style:font-size-complex="12pt" style:font-weight-complex="normal"/>
    </style:style>
    <style:style style:name="P30" style:family="paragraph" style:parent-style-name="Standard">
      <style:text-properties fo:font-size="12pt" fo:font-weight="normal" officeooo:rsid="0011a4d9" officeooo:paragraph-rsid="0011a4d9" style:font-size-asian="10.5pt" style:font-weight-asian="normal" style:font-size-complex="12pt" style:font-weight-complex="normal"/>
    </style:style>
    <style:style style:name="P31" style:family="paragraph" style:parent-style-name="Standard">
      <style:text-properties fo:font-size="12pt" fo:font-weight="normal" officeooo:rsid="0012dd58" officeooo:paragraph-rsid="0012dd58" style:font-size-asian="10.5pt" style:font-weight-asian="normal" style:font-size-complex="12pt" style:font-weight-complex="normal"/>
    </style:style>
    <style:style style:name="P32" style:family="paragraph" style:parent-style-name="Standard">
      <style:text-properties fo:font-size="12pt" fo:font-weight="normal" officeooo:rsid="0013e53d" officeooo:paragraph-rsid="0013e53d" style:font-size-asian="10.5pt" style:font-weight-asian="normal" style:font-size-complex="12pt" style:font-weight-complex="normal"/>
    </style:style>
    <style:style style:name="P33" style:family="paragraph" style:parent-style-name="Standard">
      <style:text-properties fo:font-size="12pt" fo:font-weight="normal" officeooo:rsid="001c64d8" officeooo:paragraph-rsid="001c64d8" style:font-size-asian="10.5pt" style:font-weight-asian="normal" style:font-size-complex="12pt" style:font-weight-complex="normal"/>
    </style:style>
    <style:style style:name="P34" style:family="paragraph" style:parent-style-name="Standard">
      <style:text-properties fo:font-size="12pt" fo:font-weight="normal" officeooo:rsid="001c64d8" officeooo:paragraph-rsid="001d1a78"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01610b" officeooo:paragraph-rsid="0001610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001171" officeooo:paragraph-rsid="00001171"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001171" officeooo:paragraph-rsid="00001171"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0aceed" officeooo:paragraph-rsid="000aceed"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17b5b1" officeooo:paragraph-rsid="0017b5b1"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1988fe" officeooo:paragraph-rsid="001988fe"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1b1a2d" officeooo:paragraph-rsid="001b1a2d"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1d1a78" officeooo:paragraph-rsid="001d1a78" style:font-size-asian="10.5pt" style:font-weight-asian="normal" style:font-size-complex="12pt" style:font-weight-complex="normal"/>
    </style:style>
    <style:style style:name="P43" style:family="paragraph" style:parent-style-name="Standard">
      <style:text-properties fo:font-size="12pt" style:text-underline-style="none" fo:font-weight="bold" officeooo:rsid="0001610b" officeooo:paragraph-rsid="0001610b"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001171" officeooo:paragraph-rsid="00001171" style:font-size-asian="10.5pt" style:font-weight-asian="bold" style:font-size-complex="12pt" style:font-weight-complex="bold"/>
    </style:style>
    <style:style style:name="P45" style:family="paragraph" style:parent-style-name="Standard">
      <style:text-properties fo:font-size="12pt" style:text-underline-style="none" fo:font-weight="bold" officeooo:rsid="00001171" officeooo:paragraph-rsid="00001171" style:font-size-asian="10.5pt" style:font-weight-asian="bold" style:font-size-complex="12pt" style:font-weight-complex="bold"/>
    </style:style>
    <style:style style:name="P46" style:family="paragraph" style:parent-style-name="Standard">
      <style:text-properties fo:font-size="12pt" style:text-underline-style="none" fo:font-weight="bold" officeooo:rsid="001b158a" officeooo:paragraph-rsid="001b158a" style:font-size-asian="10.5pt" style:font-weight-asian="bold" style:font-size-complex="12pt" style:font-weight-complex="bold"/>
    </style:style>
    <style:style style:name="P47" style:family="paragraph" style:parent-style-name="Standard">
      <style:text-properties fo:font-size="12pt" style:text-underline-style="none" fo:font-weight="bold" officeooo:rsid="001b1a2d" officeooo:paragraph-rsid="001b1a2d" style:font-size-asian="10.5pt" style:font-weight-asian="bold" style:font-size-complex="12pt" style:font-weight-complex="bold"/>
    </style:style>
    <style:style style:name="P48" style:family="paragraph" style:parent-style-name="Standard">
      <style:text-properties fo:font-weight="normal" officeooo:rsid="0001610b" officeooo:paragraph-rsid="0001610b" style:font-weight-asian="normal" style:font-weight-complex="normal"/>
    </style:style>
    <style:style style:name="P49" style:family="paragraph" style:parent-style-name="Standard" style:list-style-name="L1">
      <style:paragraph-properties fo:text-align="start" style:justify-single-word="false"/>
      <style:text-properties fo:font-size="12pt" style:text-underline-style="solid" style:text-underline-width="auto" style:text-underline-color="font-color" fo:font-weight="normal" officeooo:rsid="00001171" officeooo:paragraph-rsid="00001171" style:font-size-asian="10.5pt" style:font-weight-asian="normal" style:font-size-complex="12pt" style:font-weight-complex="normal"/>
    </style:style>
    <style:style style:name="P50"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001171" officeooo:paragraph-rsid="00001171" style:font-size-asian="10.5pt" style:font-weight-asian="normal" style:font-size-complex="12pt" style:font-weight-complex="normal"/>
    </style:style>
    <style:style style:name="P51" style:family="paragraph" style:parent-style-name="Standard">
      <style:text-properties fo:font-size="12pt" style:text-underline-style="solid" style:text-underline-width="auto" style:text-underline-color="font-color" fo:font-weight="normal" officeooo:rsid="001d9763" officeooo:paragraph-rsid="001d9763" style:font-size-asian="10.5pt" style:font-weight-asian="normal" style:font-size-complex="12pt" style:font-weight-complex="normal"/>
    </style:style>
    <style:style style:name="P52" style:family="paragraph" style:parent-style-name="Standard">
      <style:text-properties fo:font-size="12pt" style:text-underline-style="solid" style:text-underline-width="auto" style:text-underline-color="font-color" fo:font-weight="normal" officeooo:rsid="001dd3e8" officeooo:paragraph-rsid="001dd3e8" style:font-size-asian="10.5pt" style:font-weight-asian="normal" style:font-size-complex="12pt" style:font-weight-complex="normal"/>
    </style:style>
    <style:style style:name="P53" style:family="paragraph" style:parent-style-name="Standard">
      <style:text-properties fo:font-size="12pt" style:text-underline-style="solid" style:text-underline-width="auto" style:text-underline-color="font-color" fo:font-weight="normal" officeooo:rsid="001efcc1" officeooo:paragraph-rsid="001efcc1" style:font-size-asian="10.5pt" style:font-weight-asian="normal" style:font-size-complex="12pt" style:font-weight-complex="normal"/>
    </style:style>
    <style:style style:name="P54" style:family="paragraph" style:parent-style-name="Standard">
      <style:text-properties fo:font-size="12pt" style:text-underline-style="solid" style:text-underline-width="auto" style:text-underline-color="font-color" fo:font-weight="normal" officeooo:rsid="00244cbd" officeooo:paragraph-rsid="00244cbd" style:font-size-asian="10.5pt" style:font-weight-asian="normal" style:font-size-complex="12pt" style:font-weight-complex="normal"/>
    </style:style>
    <style:style style:name="P55" style:family="paragraph" style:parent-style-name="Standard">
      <style:text-properties fo:font-size="12pt" style:text-underline-style="solid" style:text-underline-width="auto" style:text-underline-color="font-color" fo:font-weight="normal" officeooo:rsid="0024fb72" officeooo:paragraph-rsid="0024fb72" style:font-size-asian="10.5pt" style:font-weight-asian="normal" style:font-size-complex="12pt" style:font-weight-complex="normal"/>
    </style:style>
    <style:style style:name="P56" style:family="paragraph" style:parent-style-name="Standard">
      <style:text-properties fo:font-size="12pt" style:text-underline-style="solid" style:text-underline-width="auto" style:text-underline-color="font-color" fo:font-weight="normal" officeooo:rsid="002b34e0" officeooo:paragraph-rsid="002b34e0" style:font-size-asian="10.5pt" style:font-weight-asian="normal" style:font-size-complex="12pt" style:font-weight-complex="normal"/>
    </style:style>
    <style:style style:name="P57" style:family="paragraph" style:parent-style-name="Standard">
      <style:text-properties fo:font-size="12pt" style:text-underline-style="solid" style:text-underline-width="auto" style:text-underline-color="font-color" fo:font-weight="normal" officeooo:rsid="002c97f9" officeooo:paragraph-rsid="002c97f9" style:font-size-asian="10.5pt" style:font-weight-asian="normal" style:font-size-complex="12pt" style:font-weight-complex="normal"/>
    </style:style>
    <style:style style:name="P58" style:family="paragraph" style:parent-style-name="Standard">
      <style:text-properties fo:font-size="12pt" style:text-underline-style="solid" style:text-underline-width="auto" style:text-underline-color="font-color" fo:font-weight="normal" officeooo:rsid="002dc796" officeooo:paragraph-rsid="002dc796" style:font-size-asian="10.5pt" style:font-weight-asian="normal" style:font-size-complex="12pt" style:font-weight-complex="normal"/>
    </style:style>
    <style:style style:name="P59" style:family="paragraph" style:parent-style-name="Standard">
      <style:text-properties fo:font-size="12pt" style:text-underline-style="solid" style:text-underline-width="auto" style:text-underline-color="font-color" fo:font-weight="bold" officeooo:rsid="00244cbd" officeooo:paragraph-rsid="00244cbd" style:font-size-asian="10.5pt" style:font-weight-asian="bold" style:font-size-complex="12pt" style:font-weight-complex="bold"/>
    </style:style>
    <style:style style:name="P60" style:family="paragraph" style:parent-style-name="Standard">
      <style:text-properties fo:font-size="12pt" style:text-underline-style="solid" style:text-underline-width="auto" style:text-underline-color="font-color" fo:font-weight="bold" officeooo:rsid="002dc796" officeooo:paragraph-rsid="002dc796" style:font-size-asian="10.5pt" style:font-weight-asian="bold" style:font-size-complex="12pt" style:font-weight-complex="bold"/>
    </style:style>
    <style:style style:name="P61" style:family="paragraph" style:parent-style-name="Standard">
      <style:text-properties fo:font-size="12pt" fo:font-weight="bold" officeooo:rsid="0013e53d" officeooo:paragraph-rsid="0013e53d" style:font-size-asian="10.5pt" style:font-weight-asian="bold" style:font-size-complex="12pt" style:font-weight-complex="bold"/>
    </style:style>
    <style:style style:name="P62" style:family="paragraph" style:parent-style-name="Standard">
      <style:text-properties fo:font-size="12pt" fo:font-weight="bold" officeooo:rsid="001d9763" officeooo:paragraph-rsid="001d9763" style:font-size-asian="10.5pt" style:font-weight-asian="bold" style:font-size-complex="12pt" style:font-weight-complex="bold"/>
    </style:style>
    <style:style style:name="P63" style:family="paragraph" style:parent-style-name="Standard">
      <style:text-properties fo:font-size="12pt" fo:font-weight="bold" officeooo:rsid="00244cbd" officeooo:paragraph-rsid="00244cbd" style:font-size-asian="10.5pt" style:font-weight-asian="bold" style:font-size-complex="12pt" style:font-weight-complex="bold"/>
    </style:style>
    <style:style style:name="P64" style:family="paragraph" style:parent-style-name="Standard">
      <style:text-properties fo:font-size="12pt" fo:font-weight="bold" officeooo:rsid="0024fb72" officeooo:paragraph-rsid="0024fb72" style:font-size-asian="10.5pt" style:font-weight-asian="bold" style:font-size-complex="12pt" style:font-weight-complex="bold"/>
    </style:style>
    <style:style style:name="P65" style:family="paragraph" style:parent-style-name="Standard">
      <style:text-properties fo:font-size="12pt" fo:font-weight="bold" officeooo:rsid="00265518" officeooo:paragraph-rsid="0027029d" style:font-size-asian="10.5pt" style:font-weight-asian="bold" style:font-size-complex="12pt" style:font-weight-complex="bold"/>
    </style:style>
    <style:style style:name="P66" style:family="paragraph" style:parent-style-name="Standard">
      <style:text-properties fo:font-size="12pt" fo:font-weight="bold" officeooo:rsid="00281a16" officeooo:paragraph-rsid="00281a16" style:font-size-asian="10.5pt" style:font-weight-asian="bold" style:font-size-complex="12pt" style:font-weight-complex="bold"/>
    </style:style>
    <style:style style:name="P67" style:family="paragraph" style:parent-style-name="Standard">
      <style:text-properties fo:font-size="12pt" fo:font-weight="bold" officeooo:rsid="002b34e0" officeooo:paragraph-rsid="002b34e0" style:font-size-asian="10.5pt" style:font-weight-asian="bold" style:font-size-complex="12pt" style:font-weight-complex="bold"/>
    </style:style>
    <style:style style:name="P68" style:family="paragraph" style:parent-style-name="Standard">
      <style:text-properties fo:font-size="12pt" fo:font-weight="bold" officeooo:rsid="002bd850" officeooo:paragraph-rsid="002bd850" style:font-size-asian="10.5pt" style:font-weight-asian="bold" style:font-size-complex="12pt" style:font-weight-complex="bold"/>
    </style:style>
    <style:style style:name="P69" style:family="paragraph" style:parent-style-name="Standard">
      <style:text-properties fo:font-size="12pt" style:text-underline-style="none" fo:font-weight="normal" officeooo:rsid="001b158a" officeooo:paragraph-rsid="001b158a"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1d1a78" officeooo:paragraph-rsid="001d1a78" style:font-size-asian="10.5pt" style:font-weight-asian="normal" style:font-size-complex="12pt" style:font-weight-complex="normal"/>
    </style:style>
    <style:style style:name="P71" style:family="paragraph" style:parent-style-name="Standard">
      <style:text-properties fo:font-size="12pt" style:text-underline-style="none" fo:font-weight="bold" officeooo:rsid="001d1a78" officeooo:paragraph-rsid="001d1a78" style:font-size-asian="10.5pt" style:font-weight-asian="bold" style:font-size-complex="12pt" style:font-weight-complex="bold"/>
    </style:style>
    <style:style style:name="P72" style:family="paragraph" style:parent-style-name="Standard">
      <style:text-properties fo:font-size="12pt" fo:font-weight="normal" officeooo:rsid="001d9763" officeooo:paragraph-rsid="001d9763" style:font-size-asian="10.5pt" style:font-weight-asian="normal" style:font-size-complex="12pt" style:font-weight-complex="normal"/>
    </style:style>
    <style:style style:name="P73" style:family="paragraph" style:parent-style-name="Standard">
      <style:text-properties fo:font-size="12pt" fo:font-weight="normal" officeooo:rsid="0021d356" officeooo:paragraph-rsid="0021d356" style:font-size-asian="10.5pt" style:font-weight-asian="normal" style:font-size-complex="12pt" style:font-weight-complex="normal"/>
    </style:style>
    <style:style style:name="P74" style:family="paragraph" style:parent-style-name="Standard">
      <style:text-properties fo:font-size="12pt" fo:font-weight="normal" officeooo:rsid="002359bf" officeooo:paragraph-rsid="002359bf" style:font-size-asian="10.5pt" style:font-weight-asian="normal" style:font-size-complex="12pt" style:font-weight-complex="normal"/>
    </style:style>
    <style:style style:name="P75" style:family="paragraph" style:parent-style-name="Standard">
      <style:text-properties fo:font-size="12pt" fo:font-weight="normal" officeooo:rsid="002359bf" officeooo:paragraph-rsid="0023839a" style:font-size-asian="10.5pt" style:font-weight-asian="normal" style:font-size-complex="12pt" style:font-weight-complex="normal"/>
    </style:style>
    <style:style style:name="P76" style:family="paragraph" style:parent-style-name="Standard">
      <style:text-properties fo:font-size="12pt" fo:font-weight="normal" officeooo:rsid="0023839a" officeooo:paragraph-rsid="0023839a" style:font-size-asian="10.5pt" style:font-weight-asian="normal" style:font-size-complex="12pt" style:font-weight-complex="normal"/>
    </style:style>
    <style:style style:name="P77" style:family="paragraph" style:parent-style-name="Standard">
      <style:text-properties fo:font-size="12pt" fo:font-weight="normal" officeooo:rsid="00244cbd" officeooo:paragraph-rsid="00244cbd" style:font-size-asian="10.5pt" style:font-weight-asian="normal" style:font-size-complex="12pt" style:font-weight-complex="normal"/>
    </style:style>
    <style:style style:name="P78" style:family="paragraph" style:parent-style-name="Standard">
      <style:text-properties fo:font-size="12pt" fo:font-weight="normal" officeooo:rsid="0024fb72" officeooo:paragraph-rsid="0024fb72" style:font-size-asian="10.5pt" style:font-weight-asian="normal" style:font-size-complex="12pt" style:font-weight-complex="normal"/>
    </style:style>
    <style:style style:name="P79" style:family="paragraph" style:parent-style-name="Standard">
      <style:text-properties fo:font-size="12pt" fo:font-weight="normal" officeooo:rsid="00265518" officeooo:paragraph-rsid="00265518" style:font-size-asian="10.5pt" style:font-weight-asian="normal" style:font-size-complex="12pt" style:font-weight-complex="normal"/>
    </style:style>
    <style:style style:name="P80" style:family="paragraph" style:parent-style-name="Standard">
      <style:text-properties fo:font-size="12pt" fo:font-weight="normal" officeooo:rsid="00265518" officeooo:paragraph-rsid="0027029d" style:font-size-asian="10.5pt" style:font-weight-asian="normal" style:font-size-complex="12pt" style:font-weight-complex="normal"/>
    </style:style>
    <style:style style:name="P81" style:family="paragraph" style:parent-style-name="Standard">
      <style:text-properties fo:font-size="12pt" fo:font-weight="normal" officeooo:rsid="00265518" officeooo:paragraph-rsid="00281a16" style:font-size-asian="10.5pt" style:font-weight-asian="normal" style:font-size-complex="12pt" style:font-weight-complex="normal"/>
    </style:style>
    <style:style style:name="P82" style:family="paragraph" style:parent-style-name="Standard">
      <style:text-properties fo:font-size="12pt" fo:font-weight="normal" officeooo:rsid="00281a16" officeooo:paragraph-rsid="00281a16" style:font-size-asian="10.5pt" style:font-weight-asian="normal" style:font-size-complex="12pt" style:font-weight-complex="normal"/>
    </style:style>
    <style:style style:name="P83" style:family="paragraph" style:parent-style-name="Standard" style:list-style-name="L3">
      <style:text-properties fo:font-size="12pt" fo:font-weight="normal" officeooo:rsid="00281a16" officeooo:paragraph-rsid="00281a16" style:font-size-asian="10.5pt" style:font-weight-asian="normal" style:font-size-complex="12pt" style:font-weight-complex="normal"/>
    </style:style>
    <style:style style:name="P84" style:family="paragraph" style:parent-style-name="Standard">
      <style:text-properties fo:font-size="12pt" fo:font-weight="normal" officeooo:rsid="00282071" officeooo:paragraph-rsid="00282071" style:font-size-asian="10.5pt" style:font-weight-asian="normal" style:font-size-complex="12pt" style:font-weight-complex="normal"/>
    </style:style>
    <style:style style:name="P85" style:family="paragraph" style:parent-style-name="Standard">
      <style:text-properties fo:font-size="12pt" fo:font-weight="normal" officeooo:rsid="0029f0b3" officeooo:paragraph-rsid="0029f0b3" style:font-size-asian="10.5pt" style:font-weight-asian="normal" style:font-size-complex="12pt" style:font-weight-complex="normal"/>
    </style:style>
    <style:style style:name="P86" style:family="paragraph" style:parent-style-name="Standard">
      <style:text-properties fo:font-size="12pt" fo:font-weight="normal" officeooo:rsid="002b34e0" officeooo:paragraph-rsid="002b34e0" style:font-size-asian="10.5pt" style:font-weight-asian="normal" style:font-size-complex="12pt" style:font-weight-complex="normal"/>
    </style:style>
    <style:style style:name="P87" style:family="paragraph" style:parent-style-name="Standard">
      <style:text-properties fo:font-size="12pt" fo:font-weight="normal" officeooo:rsid="002c97f9" officeooo:paragraph-rsid="002c97f9" style:font-size-asian="10.5pt" style:font-weight-asian="normal" style:font-size-complex="12pt" style:font-weight-complex="normal"/>
    </style:style>
    <style:style style:name="P88" style:family="paragraph" style:parent-style-name="Standard">
      <style:text-properties fo:font-size="12pt" fo:font-weight="normal" officeooo:rsid="00309223" officeooo:paragraph-rsid="00309223" style:font-size-asian="10.5pt" style:font-weight-asian="normal" style:font-size-complex="12pt" style:font-weight-complex="normal"/>
    </style:style>
    <style:style style:name="P89" style:family="paragraph" style:parent-style-name="Standard">
      <style:text-properties fo:font-size="12pt" fo:font-weight="normal" officeooo:rsid="0030df63" officeooo:paragraph-rsid="0030df63" style:font-size-asian="10.5pt" style:font-weight-asian="normal" style:font-size-complex="12pt" style:font-weight-complex="normal"/>
    </style:style>
    <style:style style:name="P90" style:family="paragraph" style:parent-style-name="Standard">
      <style:text-properties fo:font-size="16pt" fo:font-weight="bold" officeooo:rsid="00001171" officeooo:paragraph-rsid="00001171" style:font-size-asian="16pt" style:font-weight-asian="bold" style:font-size-complex="16pt" style:font-weight-complex="bold"/>
    </style:style>
    <style:style style:name="T1" style:family="text">
      <style:text-properties style:text-underline-style="none"/>
    </style:style>
    <style:style style:name="T2" style:family="text">
      <style:text-properties style:text-underline-style="none" officeooo:rsid="00204573"/>
    </style:style>
    <style:style style:name="T3" style:family="text">
      <style:text-properties fo:font-size="12pt" style:text-underline-style="solid" style:text-underline-width="auto" style:text-underline-color="font-color" fo:font-weight="normal" officeooo:rsid="00001171" style:font-size-asian="10.5pt" style:font-weight-asian="normal" style:font-size-complex="12pt" style:font-weight-complex="normal"/>
    </style:style>
    <style:style style:name="T4" style:family="text">
      <style:text-properties fo:font-size="12pt" style:text-underline-style="solid" style:text-underline-width="auto" style:text-underline-color="font-color" fo:font-weight="normal" officeooo:rsid="002c97f9" style:font-size-asian="10.5pt" style:font-weight-asian="normal" style:font-size-complex="12pt" style:font-weight-complex="normal"/>
    </style:style>
    <style:style style:name="T5" style:family="text">
      <style:text-properties fo:font-size="12pt" style:text-underline-style="none" fo:font-weight="normal" officeooo:rsid="00001171" style:font-size-asian="10.5pt" style:font-weight-asian="normal" style:font-size-complex="12pt" style:font-weight-complex="normal"/>
    </style:style>
    <style:style style:name="T6" style:family="text">
      <style:text-properties fo:font-size="12pt" style:text-underline-style="none" style:font-size-asian="10.5pt" style:font-size-complex="12pt"/>
    </style:style>
    <style:style style:name="T7" style:family="text">
      <style:text-properties fo:font-size="12pt" style:text-underline-style="none" officeooo:rsid="00001171" style:font-size-asian="10.5pt" style:font-size-complex="12pt"/>
    </style:style>
    <style:style style:name="T8" style:family="text">
      <style:text-properties officeooo:rsid="0004e6df"/>
    </style:style>
    <style:style style:name="T9" style:family="text">
      <style:text-properties officeooo:rsid="00048395"/>
    </style:style>
    <style:style style:name="T10" style:family="text">
      <style:text-properties officeooo:rsid="000de217"/>
    </style:style>
    <style:style style:name="T11" style:family="text">
      <style:text-properties officeooo:rsid="00204573"/>
    </style:style>
    <style:style style:name="T12" style:family="text">
      <style:text-properties officeooo:rsid="0021d356"/>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officeooo:rsid="0027029d" style:font-style-asian="normal" style:font-style-complex="normal"/>
    </style:style>
    <style:style style:name="T15" style:family="text">
      <style:text-properties officeooo:rsid="0027029d"/>
    </style:style>
    <style:style style:name="T16" style:family="text">
      <style:text-properties officeooo:rsid="00281a16"/>
    </style:style>
    <style:style style:name="T17" style:family="text">
      <style:text-properties officeooo:rsid="002b34e0"/>
    </style:style>
    <style:style style:name="T18" style:family="text">
      <style:text-properties officeooo:rsid="00326d9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 základní pojmy SW inženýrství, charakteristiky</text:p>
      <text:p text:style-name="P3">Dobře řešený software</text:p>
      <text:list xml:id="list3136033743505229617" text:style-name="L1">
        <text:list-item>
          <text:p text:style-name="P49">Udržovatelnost<text:span text:style-name="T1"> – měl by být umožněn vývoj SW podle měnících se potřeb zákazníka</text:span></text:p>
        </text:list-item>
        <text:list-item>
          <text:p text:style-name="P49">Spolehlivost<text:span text:style-name="T1"> – SW by neměl při výpadku způsobit fyzické nebo ekonomické škody</text:span></text:p>
        </text:list-item>
        <text:list-item>
          <text:p text:style-name="P49">Efektivita</text:p>
        </text:list-item>
        <text:list-item>
          <text:p text:style-name="P49">Použitelnost<text:span text:style-name="T1"> – SW by měl mít rozumné uživatelské rozhraní a dokumentaci</text:span></text:p>
        </text:list-item>
      </text:list>
      <text:p text:style-name="P36"/>
      <text:p text:style-name="P44">Zákadní aktivity při vývoji SW</text:p>
      <text:list xml:id="list1641438906203144710" text:style-name="L2">
        <text:list-item>
          <text:p text:style-name="P50">Specifikace<text:span text:style-name="T1"> – je třeba definovat funkcionalitu SW a operační omezení</text:span></text:p>
        </text:list-item>
        <text:list-item>
          <text:p text:style-name="P50">Vývoj<text:span text:style-name="T1"> – je tčeba vytvořit SW, který vyhovuje dané specifikaci</text:span></text:p>
        </text:list-item>
        <text:list-item>
          <text:p text:style-name="P50">Validace<text:span text:style-name="T1"> – potvrzení, že SW dělá to, co uživatel požadoval</text:span></text:p>
        </text:list-item>
        <text:list-item>
          <text:p text:style-name="P50">Evoluce<text:span text:style-name="T1"> – SW musí být rozvíjen, aby vyhověl měnícím se požadavkům zákazníka</text:span></text:p>
        </text:list-item>
      </text:list>
      <text:p text:style-name="P36"/>
      <text:p text:style-name="P1">Životní cykly – vodopád, inkrementy, iterace, prototypy</text:p>
      <text:p text:style-name="P3">Vodopád </text:p>
      <text:p text:style-name="P16">Definice požadavků ←→ Návrh systému <text:s/>←→ Implementace a testování jednotek ←→ Testování systému ←→ Provoz a údržba</text:p>
      <text:p text:style-name="P16">Problémy s cenou v případě nezdaru v některé z pozdějších etap</text:p>
      <text:p text:style-name="P2"><text:span text:style-name="T3">Problémy</text:span><text:span text:style-name="T5"><text:tab/>- reálné projekty nedodržují jednotlivé kroky v předepsaném pořadí</text:span></text:p>
      <text:p text:style-name="P37"><text:tab/><text:tab/>- zákazník nedokáže v počátečních etapách přesně formulovat požadavky</text:p>
      <text:p text:style-name="P37"><text:tab/><text:tab/>- zákazník musí být trpělivý</text:p>
      <text:p text:style-name="P37"><text:tab/><text:tab/>- pozdní odhalení nedostatků může ohrozit celý projekt</text:p>
      <text:p text:style-name="P37">Manažeři tento model preferují</text:p>
      <text:p text:style-name="P37"/>
      <text:p text:style-name="P45">Inkrementální životní cyklus</text:p>
      <text:p text:style-name="P48"><text:span text:style-name="T6">Vytvoř specifikaci </text:span><text:span text:style-name="T7">→ </text:span><text:span text:style-name="T6">Implementuj systém </text:span><text:span text:style-name="T7">→ </text:span><text:span text:style-name="T6">Používej systém </text:span><text:span text:style-name="T7">→ </text:span><text:span text:style-name="T6">Vyhovuje systém?</text:span></text:p>
      <text:p text:style-name="P48"><text:span text:style-name="T6"><text:tab/>- ne </text:span><text:span text:style-name="T7">→ </text:span><text:span text:style-name="T6">Uprav implementaci </text:span><text:span text:style-name="T7">→ </text:span><text:span text:style-name="T6">Používej systém </text:span><text:span text:style-name="T7">→ </text:span><text:span text:style-name="T6">Vyhovuje systém?</text:span></text:p>
      <text:p text:style-name="P48"><text:span text:style-name="T7"><text:tab/>- </text:span><text:span text:style-name="T6">ano </text:span><text:span text:style-name="T7">→ </text:span><text:span text:style-name="T6">Předání hotového systému</text:span></text:p>
      <text:p text:style-name="P35"/>
      <text:p text:style-name="P1">Lehmanovy zákony, Brooksův zákon</text:p>
      <text:p text:style-name="P4">Lehmanovy zákony</text:p>
      <text:p text:style-name="P11">Zákon trvalé proměny</text:p>
      <text:p text:style-name="P35">Systém používaný v reálném prostředí se neustále mění, dokud není levnější systém restrukturalizovat, nebo zcela nahradit novou verzí.</text:p>
      <text:p text:style-name="P11">Zákon rostoucí složitosti</text:p>
      <text:p text:style-name="P35">Při evolučních změnách neustále vzrůstá vnitřní složitost programu. Odstranění narůstající složitosti vyžaduje dodatečné úsilí.</text:p>
      <text:p text:style-name="P11">Zákon vývoje programu</text:p>
      <text:p text:style-name="P35">Rychlost změn globálních atributů systému se může jevit v omezeném časovém intervalu jako náhodná. V dlouhodobém pohledu se však jedná o seberegulující proces, který lze statisticky sledovat a předvídat.</text:p>
      <text:p text:style-name="P11">Zákon invariantní spotřeby práce</text:p>
      <text:p text:style-name="P35">Rychlost vývoje je přibližně konstantní a nekoreluje s vynaloženými prostředky.</text:p>
      <text:p text:style-name="P11">Zákon omezené velikosti přírůstků</text:p>
      <text:p text:style-name="P35">Systém určuje přípustnou velikost přírůstku v nových verzích. Pokud je limit překročen, objeví se závažné problémy týkající se kvality a použitelnosti</text:p>
      <text:p text:style-name="P35"/>
      <text:p text:style-name="P43">Brooksův zákon</text:p>
      <text:p text:style-name="P35">Přidání řešitelské kapacity u opožděného projektu může zvětšit jeho zpoždění.</text:p>
      <text:p text:style-name="P35"/>
      <text:p text:style-name="P1"><text:soft-page-break/>SW Fyzika, vztahy času, úsilí, velikosti</text:p>
      <text:p text:style-name="P17">N – délka programu</text:p>
      <text:p text:style-name="P17">T – spotřeba práce (člověkoměsíce)</text:p>
      <text:p text:style-name="P17">P – produktivita (P = N / T)</text:p>
      <text:p text:style-name="P17">D – doba realizace programu</text:p>
      <text:p text:style-name="P17">S – průměrný počet řešitelů</text:p>
      <text:p text:style-name="P17"/>
      <text:p text:style-name="P17">S rostoucí délkou programu klesá produktivita programátorů.</text:p>
      <text:p text:style-name="P21">Neplatí, že je přímý vztah mezi počtem řešitelů a dobou řešení.</text:p>
      <text:p text:style-name="P20">Největší počet řešitelů je zhruba ve 40 % délky projektu.</text:p>
      <text:p text:style-name="P19"/>
      <text:p text:style-name="P1">Cocomo</text:p>
      <text:p text:style-name="P5">Nový projekt</text:p>
      <text:p text:style-name="P22">KSLOC – počet tisíců řádků zdrojového kódu</text:p>
      <text:p text:style-name="P22">E – úsilí (effort)</text:p>
      <text:p text:style-name="P22">T – čas (time)</text:p>
      <text:p text:style-name="P22">F – korekční faktor – <text:span text:style-name="T9">produktivita programátorů, vzdělanost programátorů, kvalita organizace práce, kvalita firmy, kvalita SW a HW použitého pro vývoj apod. </text:span>–<text:span text:style-name="T9"> </text:span>v ideálním případě, případně v základním modelu je F = 1</text:p>
      <text:p text:style-name="P22">a, b, c, d – hodnoty z tabulek – každá má 9 variant podle módu a modelu</text:p>
      <text:p text:style-name="P22">model – 3 stupně - jak přesný chceme výpočet (v jaké fázi projektu jsem)</text:p>
      <text:p text:style-name="P22">mód – 3 stupně – složitost projektu</text:p>
      <text:p text:style-name="P22">E = a * F * KSLOC^b</text:p>
      <text:p text:style-name="P22">T = c * E^d</text:p>
      <text:p text:style-name="P22"/>
      <text:p text:style-name="P5">Modifikace stávajícího programu</text:p>
      <text:p text:style-name="P23">ESLOC – ekvivalentní počet řádků zdrojového kódu</text:p>
      <text:p text:style-name="P23">ASLOC – odhadovaný počet modifikovaných řádků zdrojového kódu</text:p>
      <text:p text:style-name="P23">DM – procento modifikace návrhu</text:p>
      <text:p text:style-name="P23">CM – procento modifikace kódu</text:p>
      <text:p text:style-name="P23">IM – integrační úsilí</text:p>
      <text:p text:style-name="P23">ESLOC = ASLOC * (0,4 * DM + 0,3 * CM + 0,3 * IM) / 100</text:p>
      <text:p text:style-name="P23"/>
      <text:p text:style-name="P5">Cocomo 2</text:p>
      <text:p text:style-name="P12">Pouze 3 modely</text:p>
      <text:p text:style-name="P38">APM – pro projekty v počátečních fázích</text:p>
      <text:p text:style-name="P38">EDM – pro hrubé odhady v etapách, kdy se architektura vyvíjí</text:p>
      <text:p text:style-name="P38">PAM – pro odhady poté, co byla specifikována architektura</text:p>
      <text:p text:style-name="P38"/>
      <text:p text:style-name="P12">Modifikace stávajícího programu</text:p>
      <text:p text:style-name="P38">AA – práce potřebná pro určení, zda může existující modul být použit beze změn</text:p>
      <text:p text:style-name="P38">SU – čitelnost a pochopení zdrojového kódu</text:p>
      <text:p text:style-name="P38">ESLOC = ASLOC * (AA + SU + 0,4 * DM + 0,3 * CM + 0,3 * IM) / 100</text:p>
      <text:p text:style-name="P38"/>
      <text:p text:style-name="P1">Funkční body</text:p>
      <text:p text:style-name="P24">Normalizovaná metrika SW projektu</text:p>
      <text:p text:style-name="P24">Snažím se odhadnout náročnost projektu ne z pohledu počtu řádků zdrojového kódu apod., ale z pohledu toho, kolik toho bude daný SW umět, jakou bude mít funkcionalitu, kolik bude mít funkčních bodů</text:p>
      <text:p text:style-name="P24"/>
      <text:p text:style-name="P6">Funkční body</text:p>
      <text:p text:style-name="P24"><text:soft-page-break/>Externí vstupy – vstup do programu, který má za následek změnu ve vnitřní DB programu</text:p>
      <text:p text:style-name="P24">Externí výstupy – něco, co je vzato z DB a zobrazeno uživateli</text:p>
      <text:p text:style-name="P24">Externí dotazy – kombinace vstupu a výstupu</text:p>
      <text:p text:style-name="P24">Vnitřní logické soubory</text:p>
      <text:p text:style-name="P25">Soubory vnějšího rozhraní – data, která beru z nějaké jiné externí aplikace, databáze, systému...</text:p>
      <text:p text:style-name="P25"/>
      <text:p text:style-name="P26">Neupraven<text:span text:style-name="T10">é</text:span> funkční bod<text:span text:style-name="T10">y - f</text:span>unkční body jsou ohodnoceny podle náročnosti a rozsahu jejich funkcionality – součtem j<text:span text:style-name="T10">e získán počet neupravených funkčních bodů</text:span></text:p>
      <text:p text:style-name="P27">14 charakteristik, které poté hodnotím podle stupně vlivu na aplikaci</text:p>
      <text:p text:style-name="P27">Počet funkčních bodů = (0,65 + (0,01 * součet hodnocení charakteristik)) * počet neupravených funkčních bodů</text:p>
      <text:p text:style-name="P27"/>
      <text:p text:style-name="P28">Funkční body procesu – musíme zohlednit i funkční body, které nakonec ve výsledném produktu nebudou, jako například odebraná funkcionalita, případně změněná</text:p>
      <text:p text:style-name="P27"/>
      <text:p text:style-name="P1">Putnamova rovnice</text:p>
      <text:p text:style-name="P18">N = c * T^(2/3) * D^(4/3) – c je konstanta – produktivita <text:span text:style-name="T8">programátorů</text:span>, <text:span text:style-name="T8">vzdělanost</text:span> programátorů, <text:span text:style-name="T8">kvalita organizace práce,</text:span> kvalita firmy, <text:span text:style-name="T8">kvalita SW a HW použitého pro vývoj</text:span> apod.</text:p>
      <text:p text:style-name="P18"/>
      <text:p text:style-name="P1">Zadávací dokumentace SW</text:p>
      <text:p text:style-name="P88">Zadána volným stylem nebo jako checklist</text:p>
      <text:p text:style-name="P88">Název zakázky</text:p>
      <text:p text:style-name="P88">Zadavatel</text:p>
      <text:p text:style-name="P88">Osoba oprávněna jednat za zadavatele</text:p>
      <text:p text:style-name="P88">Druh veřejné zakázky – otevřený (může se hlásit kdokoliv), uzavřený (zadavatel musí oslovit více firem, ale nemůže se přihlásit každý)</text:p>
      <text:p text:style-name="P88">Zpravidla nepřekročitelná suma</text:p>
      <text:p text:style-name="P88">Vymezení předmětu zakázky, zadávací dokumentace – co se má udělat</text:p>
      <text:p text:style-name="P88">Někdy je možno podat více variant nabídky</text:p>
      <text:p text:style-name="P89">Požadavky zadavatele – kvalifikace firmy a pracovníků, výpisy z rejstříků, <text:span text:style-name="T18">ekonomická způsobilost firmy</text:span></text:p>
      <text:p text:style-name="P89">Harmonogram plnění – co je potřeba do kdy dodat</text:p>
      <text:p text:style-name="P89">Hodnotící kritéria – zveřejněno předem – tím se určuje, která firma zakázku dostane – většinou bývá jenom nebo hlavně cena, také může být určitými procenty zastoupena kvalita</text:p>
      <text:p text:style-name="P89">Součástí je návrh smlouvy, který je nutno podepsat a odeslat společně s nabídkou</text:p>
      <text:p text:style-name="P89"/>
      <text:p text:style-name="P1">Smlouva na vývoj SW</text:p>
      <text:p text:style-name="P3"/>
      <text:p text:style-name="P1">Servisní smlouva, SLA</text:p>
      <text:p text:style-name="P3"/>
      <text:p text:style-name="P1">Projektová kalkulace</text:p>
      <text:p text:style-name="P7">Číselníky</text:p>
      <text:p text:style-name="P29">Moduly projektu, role na projektu, katalog rolí, nákladové skupiny, výnosové skupiny, projektové oblasti</text:p>
      <text:p text:style-name="P29"/>
      <text:p text:style-name="P8">Co se dává zvlášť</text:p>
      <text:p text:style-name="P30">Dodaný HW k produktu</text:p>
      <text:p text:style-name="P30">Použitý nadstandardní SW pro vývoj, SW, který bude součástí dodávky k zákazníkovi</text:p>
      <text:p text:style-name="P30">Podpora v následujících měsících a letech</text:p>
      <text:p text:style-name="P30">Subdodavatelé</text:p>
      <text:p text:style-name="P31">Rizika</text:p>
      <text:p text:style-name="P31"><text:soft-page-break/></text:p>
      <text:p text:style-name="P1">Metriky – LOC metriky, složitost, propojení</text:p>
      <text:p text:style-name="P9">Proč měřit SW</text:p>
      <text:p text:style-name="P31">Zjistit jeho kvalitu</text:p>
      <text:p text:style-name="P31">Odhadnout jeho kvalitu</text:p>
      <text:p text:style-name="P31">Zlepšit jeho kvalitu</text:p>
      <text:p text:style-name="P31"/>
      <text:p text:style-name="P32">Přímé metriky – co jde přesně změřit</text:p>
      <text:p text:style-name="P32">Nepřímé metriky – co je spíše odhadem</text:p>
      <text:p text:style-name="P32"/>
      <text:p text:style-name="P61">Velikostní metriky</text:p>
      <text:p text:style-name="P32">LOC, chyby / LOC, cena / LOC, velikost dokumentace / KLOC</text:p>
      <text:p text:style-name="P32">LOC zavisi na programatorovi a pouzitem jazyku</text:p>
      <text:p text:style-name="P32"/>
      <text:p text:style-name="P10">Složitost</text:p>
      <text:p text:style-name="P13">Halsteadova metrika</text:p>
      <text:p text:style-name="P39">n1 – počet různých operátorů</text:p>
      <text:p text:style-name="P39">n2 – počet různých operandů</text:p>
      <text:p text:style-name="P39">N1 – celkový počet operátorů</text:p>
      <text:p text:style-name="P39">N2 – celkový počet operandů</text:p>
      <text:p text:style-name="P39">odhadovaná délka programu – N = n1 * log2(n1) + n2 * log2(n2)</text:p>
      <text:p text:style-name="P39"/>
      <text:p text:style-name="P14">McCabeova cyklomatická složitost</text:p>
      <text:p text:style-name="P39">Vnímá program jako graf</text:p>
      <text:p text:style-name="P39">Složitost je počet různých průchodů grafem</text:p>
      <text:p text:style-name="P39">V(G) = E – N + 2</text:p>
      <text:p text:style-name="P39">V(G) = P + 1</text:p>
      <text:p text:style-name="P39"/>
      <text:p text:style-name="P14">McClureova složitost</text:p>
      <text:p text:style-name="P40">Metrika zohledňuje složitost podmínek, podle kterých se program rozhoduje</text:p>
      <text:p text:style-name="P40"/>
      <text:p text:style-name="P46">Propojení</text:p>
      <text:p text:style-name="P69">Řeší propojení modulů mezi sebou</text:p>
      <text:p text:style-name="P69">d_i – vstupní datové parametry</text:p>
      <text:p text:style-name="P69">c_i – vstupní řídící parametry</text:p>
      <text:p text:style-name="P69">d_o – výstupní datové parametry</text:p>
      <text:p text:style-name="P69">c_o – výstupní řídící parametry</text:p>
      <text:p text:style-name="P69">g_d – globální proměnné pro data</text:p>
      <text:p text:style-name="P69">g_c – globální proměnné pro řízení</text:p>
      <text:p text:style-name="P69">w – kolik modulů modul volá</text:p>
      <text:p text:style-name="P69">r – kolika moduly je modul volán</text:p>
      <text:p text:style-name="P69">a, b, c jsou proměnné, které mohou být vhodně nastaveny podle složitosti předávaných dat – např. jestli je parametr jen číslo, nebo třeba matice apod.</text:p>
      <text:p text:style-name="P69">m = d_i + a * c_i + d_o + b * c_o + g_d + c * g_d + w + r</text:p>
      <text:p text:style-name="P69">Čím větší je m, tím větší problémy mohou být s údržbou modulů, jejich nahraditelností apod.</text:p>
      <text:p text:style-name="P69"/>
      <text:p text:style-name="P47">Kvalita SW</text:p>
      <text:p text:style-name="P41">Odchylky od specifikace, standardů a uživatelských očekávání</text:p>
      <text:p text:style-name="P41">Funkcionalita – spolehlivost, efektivita, užitečnost apod.</text:p>
      <text:p text:style-name="P41">Vývoj – udržovatelnost, testovatelnost apod.</text:p>
      <text:p text:style-name="P41">Nasaditelnost – přenositelnost, znovupoužitelnost apod.</text:p>
      <text:p text:style-name="P47"/>
      <text:p text:style-name="P1"><text:soft-page-break/>Agilní a tradiční postup vývoje</text:p>
      <text:p text:style-name="P62">Agilní vývoj</text:p>
      <text:p text:style-name="P72">Fungující SW má přednost před obsáhlou dokumentací</text:p>
      <text:p text:style-name="P72">Spolupráce se zákazníkem má přednost před sjednáváním smluv</text:p>
      <text:p text:style-name="P72">Reakce na změnu má přednost před plněním plánu</text:p>
      <text:p text:style-name="P51">Agilní vývoj<text:span text:style-name="T1"> – funkcionalita je proměnná, čas a zdroje jsou fixní – u klasické metodiky je to naopak</text:span></text:p>
      <text:p text:style-name="P52"><text:span text:style-name="T1">Iterativní a inkrementální vývoj s krátkými iteracemi</text:span></text:p>
      <text:p text:style-name="P52"><text:span text:style-name="T1">Komunikace mezi zákazníkem a vývojovým týmem</text:span></text:p>
      <text:p text:style-name="P52"><text:span text:style-name="T1">Průběžné automatizované testování</text:span></text:p>
      <text:p text:style-name="P52"><text:span text:style-name="T1">Funkcionalita je dodávána po částech, zákazník se může vyjadřovat ke změnám a na konci je zajištěno, že nedostane něco, co nečkal</text:span></text:p>
      <text:p text:style-name="P53"><text:span text:style-name="T1">Testy by měly být napsány ještě před implementací dané části</text:span></text:p>
      <text:p text:style-name="P53"><text:span text:style-name="T1">Při každé změně musí být aplikována kompletní sada testů, aby bylo zajištěno, že změna se negativně neprojevila jiných částech</text:span></text:p>
      <text:p text:style-name="P53">Metodiky<text:span text:style-name="T1"> – Extereme programming, Feature-Driven Development, SCRUM, Test-Driven Dev.</text:span></text:p>
      <text:p text:style-name="P53"><text:span text:style-name="T1"/></text:p>
      <text:p text:style-name="P1">Unified Process</text:p>
      <text:p text:style-name="P33">UML – Use Case Diagram, Activity Diagram, Class Diagram atd.</text:p>
      <text:p text:style-name="P33"/>
      <text:p text:style-name="P34">Unified Process je inkrementální, iterativní, založený na implementaci Use <text:span text:style-name="T12">C</text:span>asů (aby se mohly vždycky na konci iterace předat zákazníkovi)</text:p>
      <text:p text:style-name="P34"/>
      <text:p text:style-name="P71">Fáze životního procesu</text:p>
      <text:p text:style-name="P42">Vše je v nějakých t<text:span text:style-name="T11">ý</text:span>denních, více-týdenních nebo měsičních iteracích, většinou ukončených releasem n<text:span text:style-name="T11">ě</text:span>jaké nové verze s nějakou novou funkcionalitou</text:p>
      <text:p text:style-name="P15">Počátek<text:span text:style-name="T1"> – definovat projekt</text:span></text:p>
      <text:p text:style-name="P15">Elaborace<text:span text:style-name="T1"> – naplánovat projekt, specifikovat to, co bude produkt umět, nastínit architek</text:span><text:span text:style-name="T2">t</text:span><text:span text:style-name="T1">u</text:span><text:span text:style-name="T2">r</text:span><text:span text:style-name="T1">u</text:span></text:p>
      <text:p text:style-name="P15">Konstrukce</text:p>
      <text:p text:style-name="P15">Předání zákazníkovi</text:p>
      <text:p text:style-name="P15"/>
      <text:p text:style-name="P42">Modely v sobě skrývají více diagramů – Use Case Model obsahuje Use Case Diagram, Sequence Diagram, Activity Diagram atd., apod.</text:p>
      <text:p text:style-name="P42"/>
      <text:p text:style-name="P1">Scrum</text:p>
      <text:p text:style-name="P73">Iterativní vývoj definující 3-8 fází (tzv. Sprintů), z nichž každá trvá přibližně měsících</text:p>
      <text:p text:style-name="P73">Nedefinuje žádné konkrétní procesy, pouze zavádí pravidelné každodenní schůzky vývojového týmu, kde si jednotliví členové týmu sdělují, co bylo od minulé schůzky dokončeno, co se bude dělat dál, jaké jsou překážky ve vývoji atp.</text:p>
      <text:p text:style-name="P73">Každý sprint je zakončen předvedením funkční demo-aplikace zákazníkovi, který ji zhodnotí</text:p>
      <text:p text:style-name="P73"/>
      <text:p text:style-name="P1">Select Perspective</text:p>
      <text:p text:style-name="P74">Kombinace procesního modelování a objektově orientované metodiky</text:p>
      <text:p text:style-name="P74">Využívá UML diagramy a procesní mapy</text:p>
      <text:p text:style-name="P74">Inkrementální postup</text:p>
      <text:p text:style-name="P74"/>
      <text:p text:style-name="P74">Na začátku vymezení projektu a plánování přírůstků</text:p>
      <text:p text:style-name="P74">Poté paralelně technologický návrh inkrementu a analýza problémové oblasti inkrementu, současně se může tvořit prototyp pro ukázání zákazníkovi</text:p>
      <text:p text:style-name="P76">Poté tvorba a nasazení přírůstku a postup k dalšímu přírůstku</text:p>
      <text:p text:style-name="P75"/>
      <text:p text:style-name="P76">Každý případ užití se rozmodeluje jako proces</text:p>
      <text:p text:style-name="P1"><text:soft-page-break/>WebML</text:p>
      <text:p text:style-name="P77">Umožňuje vytvořit komplexní model webové aplikace</text:p>
      <text:p text:style-name="P77">Není „zbytečně“ robustní jako UML</text:p>
      <text:p text:style-name="P63"/>
      <text:p text:style-name="P63">Základní modely</text:p>
      <text:p text:style-name="P77">Datový model, hypertextový model, prezentační model</text:p>
      <text:p text:style-name="P77"/>
      <text:p text:style-name="P63">Hypertextový model</text:p>
      <text:p text:style-name="P77">Tvořen dvěma submodely</text:p>
      <text:p text:style-name="P54">Kompozice webové aplikace</text:p>
      <text:p text:style-name="P77">Definováno složení prezentace z jednotlivých stránek a složení stránek z jednotlivých předdefinovaných elementů. Ty představují atomické součásti obsahu stránky a jsou vázány na entity datového modelu, ze kterých čerpají svůj obsah nebo chování</text:p>
      <text:p text:style-name="P77"/>
      <text:p text:style-name="P54">Navigace</text:p>
      <text:p text:style-name="P54"><text:span text:style-name="T1">Zobrazuje, jak jsou spolu jednotlivé stránky nebo jejich elementy provázány. Definuje strukturu a funkčnost webové aplikace nezávisle na implementaci.</text:span></text:p>
      <text:p text:style-name="P54"><text:span text:style-name="T1"/></text:p>
      <text:p text:style-name="P59"><text:span text:style-name="T1">Prezentační model</text:span></text:p>
      <text:p text:style-name="P54"><text:span text:style-name="T1">Transformace předchozích modelů do konkrétní podoby webové prezentace. Do XCL generátoru se jako vstupy vloží předchozí modely a výstupem jsou šablony jednotlivých stránek, včetně potřebného kódu a aplikační logiky</text:span></text:p>
      <text:p text:style-name="P54"><text:span text:style-name="T1"/></text:p>
      <text:p text:style-name="P1">Kvalita – prvky SWQA</text:p>
      <text:p text:style-name="P78">Kvalita – dodržení standardů, požadavků</text:p>
      <text:p text:style-name="P79">Typy chyb – funkce, rozhraní, ověřování, <text:span text:style-name="T15">přiřazení, časování/serializace, sestavení/balení/spojování, dokumentace, algoritmus</text:span></text:p>
      <text:p text:style-name="P78"/>
      <text:p text:style-name="P64">Faktory kvality – McCall</text:p>
      <text:p text:style-name="P55">Revize produktu<text:span text:style-name="T1"> – udržovatelnost, flexibilita, testovatelnost</text:span></text:p>
      <text:p text:style-name="P55">Přemístění produktu<text:span text:style-name="T1"> – přenositelnost, znovupoužitelnost, schopnost spolupráce</text:span></text:p>
      <text:p text:style-name="P55">Činnost produktu<text:span text:style-name="T13"> – korektnost, spolehlivost, efektivita, integrita, použitelnost</text:span></text:p>
      <text:p text:style-name="P55"><text:span text:style-name="T13"/></text:p>
      <text:p text:style-name="P65"><text:span text:style-name="T13">SWQA</text:span></text:p>
      <text:p text:style-name="P80"><text:span text:style-name="T14">I</text:span><text:span text:style-name="T13">nspekce a recenze, testování, měření, standardy a procedury</text:span></text:p>
      <text:p text:style-name="P80"/>
      <text:p text:style-name="P1">Testy – jednotlivé typy testů</text:p>
      <text:p text:style-name="P84">Testování je spuštění programu s cílem nalézt chyby</text:p>
      <text:p text:style-name="P84">Dobrý testovací případ má vysokou pravděpodobnost nalezení chyby</text:p>
      <text:p text:style-name="P84">Úspěšný test je takový, který nalezne nějakou dosud nenalezenou chybu</text:p>
      <text:p text:style-name="P84">Není dobré, aby program testoval stejný člověk, který jej vytvořil</text:p>
      <text:p text:style-name="P85">Testování ukazuje chyby, nemůže ukázat jejich nepřítomnost</text:p>
      <text:p text:style-name="P85">Testování také ukazuje funkce, výkon a kvalitu SW</text:p>
      <text:p text:style-name="P85">Validace - „dělat správné věci“</text:p>
      <text:p text:style-name="P85">Verifikace - „dělat věci správně“</text:p>
      <text:p text:style-name="P85">Černá skříňka – testuji funkcionalitu, nevidím do toho, jak je naimplementována, testuji co nejvíc vstupů, které mě napadnou</text:p>
      <text:p text:style-name="P85">Bílá skříňka – testuje se vnitřní funkcionalita, <text:span text:style-name="T17">testují se všechny možné průchody kódem</text:span></text:p>
      <text:p text:style-name="P85"/>
      <text:p text:style-name="P67">Integrace</text:p>
      <text:p text:style-name="P86">Postupně propojuje funkcionalitu</text:p>
      <text:p text:style-name="P56"><text:soft-page-break/>Shora dolů<text:span text:style-name="T1"> – nejprve naimplementováno jádro systému, poté se nabaluje zbytek</text:span></text:p>
      <text:p text:style-name="P56">Zdola nahoru<text:span text:style-name="T1"> – implementují se moduly, které jsou po testování kombinovány do subsystémů a ty jsou kombinovány do celku</text:span></text:p>
      <text:p text:style-name="P85"/>
      <text:p text:style-name="P1">Inspekce, recenze</text:p>
      <text:p text:style-name="P66">Neformální až formální</text:p>
      <text:p text:style-name="P81"><text:span text:style-name="T16">Konverzace mezi vývojáři, přezkoušení mezi spolupracovníky, neformální prezentace, formální prezentace, prohlídka a kontrola kódu</text:span></text:p>
      <text:p text:style-name="P81"/>
      <text:p text:style-name="P66">Nejformálnější</text:p>
      <text:p text:style-name="P82">Recenze – někdo se podívá na recenzovaný kód a napíše vyjádření</text:p>
      <text:p text:style-name="P82">Inspekce – vyjádření je formou checklistu</text:p>
      <text:p text:style-name="P82"/>
      <text:p text:style-name="P66">Cíle formálních kontrol kvality</text:p>
      <text:list xml:id="list1005649487423869880" text:style-name="L3">
        <text:list-item>
          <text:p text:style-name="P83">Odhalit chyby ve funkci, logice a implementaci SW</text:p>
        </text:list-item>
        <text:list-item>
          <text:p text:style-name="P83">Ověřit, že zkoumaná položka odpovídá požadavkům</text:p>
        </text:list-item>
        <text:list-item>
          <text:p text:style-name="P83">Zajistit, že položka byla prezentována s použitím předdefinovaných standardů</text:p>
        </text:list-item>
        <text:list-item>
          <text:p text:style-name="P83">Zajistit jednotný vývoj</text:p>
        </text:list-item>
        <text:list-item>
          <text:p text:style-name="P83">Zajistit řiditelnost projektů</text:p>
        </text:list-item>
      </text:list>
      <text:p text:style-name="P79"/>
      <text:p text:style-name="P1">Standardy, CMM</text:p>
      <text:p text:style-name="P68">CMM</text:p>
      <text:p text:style-name="P87">Hodnotí schopnosti společnosti</text:p>
      <text:p text:style-name="P57">Úroveň 1<text:span text:style-name="T1"> – chaotický proces, nepředvídatelná cena, plán a kvalita</text:span></text:p>
      <text:p text:style-name="P57">Úroveň 2<text:span text:style-name="T1"> – intuitivní, cena a kvalita jsou vysoce proměnlivé, plán je pod vědomou kontrolou, neformální metody a procedury</text:span></text:p>
      <text:p text:style-name="P57">Úroveň 3<text:span text:style-name="T1"> – orientována na kvalitu, spolehlivé ceny a plány, ale dosud nepředvídatelný přínos systému kvality</text:span></text:p>
      <text:p text:style-name="P57">Úroveň 4<text:span text:style-name="T1"> – kvantitativní, promyšlená, statisticky řízená kvalita produktu</text:span></text:p>
      <text:p text:style-name="P57">Úroveň 5<text:span text:style-name="T1"> – kvantitativní základ pro kontinuální investice směřující k automatizaci a zlepšení výrobního procesu</text:span></text:p>
      <text:p text:style-name="P57"><text:span text:style-name="T1"/></text:p>
      <text:p text:style-name="P60"><text:span text:style-name="T1">ISO 9001</text:span></text:p>
      <text:p text:style-name="P58"><text:span text:style-name="T1">Standard zaměřen hlavně na kvalitu výrobního procesu</text:span></text:p>
      <text:p text:style-name="P58"><text:span text:style-name="T1">Populární hlavně v Evropě</text:span></text:p>
      <text:p text:style-name="P58"><text:span text:style-name="T1"/></text:p>
      <text:p text:style-name="P60"><text:span text:style-name="T1">MBNQA</text:span></text:p>
      <text:p text:style-name="P58"><text:span text:style-name="T1">Standard zaměřen hlavně na spokojenost zákazníka</text:span></text:p>
      <text:p text:style-name="P58"><text:span text:style-name="T1">Populární hlavně v U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style:font-name="Times New Roman1" fo:font-family="'Times New Roman'"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7:16:00</meta:creation-date>
    <dc:date>2014-01-10T15:43:02.959000000</dc:date>
    <meta:editing-duration>P1DT7H57M1S</meta:editing-duration>
    <meta:editing-cycles>5</meta:editing-cycles>
    <meta:generator>LibreOffice/4.1.4.2$Windows_x86 LibreOffice_project/0a0440ccc0227ad9829de5f46be37cfb6edcf72</meta:generator>
    <dc:title>Prezentace aplikace PowerPoint</dc:title>
    <meta:print-date>2014-01-10T13:24:07.816000000</meta:print-date>
    <meta:document-statistic meta:table-count="0" meta:image-count="0" meta:object-count="0" meta:page-count="7" meta:paragraph-count="253" meta:word-count="1952" meta:character-count="13554" meta:non-whitespace-character-count="11761"/>
  </office:meta>
</office:document-meta>
</file>